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P2" style:family="paragraph" style:parent-style-name="Text_20_body">
      <style:text-properties style:font-name="Times New Roman" fo:language="ru" fo:country="RU" style:font-size-asian="10.5pt"/>
    </style:style>
    <style:style style:name="P3" style:family="paragraph" style:parent-style-name="Text_20_body">
      <style:text-properties style:font-name="Times New Roman" fo:language="ru" fo:country="RU" officeooo:rsid="00068c47" officeooo:paragraph-rsid="00068c47" style:font-size-asian="10.5pt"/>
    </style:style>
    <style:style style:name="P4" style:family="paragraph" style:parent-style-name="Text_20_body">
      <style:text-properties officeooo:paragraph-rsid="000066da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language="ru" fo:country="RU" style:font-size-asian="10.5pt"/>
    </style:style>
    <style:style style:name="P6" style:family="paragraph" style:parent-style-name="Text_20_body">
      <style:paragraph-properties fo:margin-top="0cm" fo:margin-bottom="0cm" loext:contextual-spacing="false"/>
      <style:text-properties fo:language="ru" fo:country="RU" style:font-size-asian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style:font-size-asian="10.5pt"/>
    </style:style>
    <style:style style:name="T3" style:family="text">
      <style:text-properties style:font-name="Times New Roman" fo:language="ru" fo:country="RU" officeooo:rsid="000066da" style:font-size-asian="10.5pt"/>
    </style:style>
    <style:style style:name="T4" style:family="text">
      <style:text-properties style:font-name="Times New Roman" fo:language="ru" fo:country="RU" officeooo:rsid="00007106" style:font-size-asian="10.5pt"/>
    </style:style>
    <style:style style:name="T5" style:family="text">
      <style:text-properties style:font-name="Times New Roman" fo:language="ru" fo:country="RU" officeooo:rsid="00014989" style:font-size-asian="10.5pt"/>
    </style:style>
    <style:style style:name="T6" style:family="text">
      <style:text-properties style:font-name="Times New Roman" fo:language="ru" fo:country="RU" officeooo:rsid="0001b8e0" style:font-size-asian="10.5pt"/>
    </style:style>
    <style:style style:name="T7" style:family="text">
      <style:text-properties style:font-name="Times New Roman" fo:language="ru" fo:country="RU" officeooo:rsid="0009902a" style:font-size-asian="10.5pt"/>
    </style:style>
    <style:style style:name="T8" style:family="text">
      <style:text-properties style:font-name="Times New Roman" fo:language="ru" fo:country="RU" fo:font-style="italic" officeooo:rsid="00007106" style:font-size-asian="10.5pt" style:font-style-asian="italic" style:font-style-complex="italic"/>
    </style:style>
    <style:style style:name="T9" style:family="text">
      <style:text-properties fo:font-style="italic" officeooo:rsid="00033771" style:font-style-asian="italic" style:font-style-complex="italic"/>
    </style:style>
    <style:style style:name="T10" style:family="text">
      <style:text-properties fo:font-style="italic" officeooo:rsid="00050fca" style:font-style-asian="italic" style:font-style-complex="italic"/>
    </style:style>
    <style:style style:name="T11" style:family="text">
      <style:text-properties officeooo:rsid="0001b8e0"/>
    </style:style>
    <style:style style:name="T12" style:family="text">
      <style:text-properties officeooo:rsid="00033771"/>
    </style:style>
    <style:style style:name="T13" style:family="text">
      <style:text-properties officeooo:rsid="00050fca"/>
    </style:style>
    <style:style style:name="T14" style:family="text">
      <style:text-properties officeooo:rsid="0007f35b"/>
    </style:style>
    <style:style style:name="T15" style:family="text">
      <style:text-properties officeooo:rsid="0009902a"/>
    </style:style>
    <style:style style:name="T16" style:family="text">
      <style:text-properties officeooo:rsid="000b007d"/>
    </style:style>
    <style:style style:name="T17" style:family="text">
      <style:text-properties officeooo:rsid="000ca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Явление IV</text:span></text:span></text:p>
      <text:p text:style-name="Text_20_body"><text:span text:style-name="Emphasis"><text:span text:style-name="Strong_20_Emphasis"><text:span text:style-name="T2">Дженнаро</text:span></text:span></text:span><text:span text:style-name="Emphasis"><text:span text:style-name="T2">, </text:span></text:span><text:span text:style-name="Emphasis"><text:span text:style-name="Strong_20_Emphasis"><text:span text:style-name="T2">Панталоне</text:span></text:span></text:span><text:span text:style-name="Emphasis"><text:span text:style-name="T2">.</text:span></text:span></text:p>
      <text:p text:style-name="Text_20_body"><text:span text:style-name="Emphasis"><text:span text:style-name="T2">Входит </text:span></text:span><text:span text:style-name="Emphasis"><text:span text:style-name="Strong_20_Emphasis"><text:span text:style-name="T2">Панталоне</text:span></text:span></text:span><text:span text:style-name="Emphasis"><text:span text:style-name="T2">; на голове под шляпой у него белая повязка, рука на перевязи.</text:span>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горячо)</text:span></text:span></text:p>
      <text:p text:style-name="P5">Ах, добрый, верный старец! Вы один</text:p>
      <text:p text:style-name="P5">Еще, должно быть, любите меня!</text:p>
      <text:p text:style-name="P5">Но как вы здесь, когда мне говорили,</text:p>
      <text:p text:style-name="P5">Что вы на попечении хирургов,</text:p>
      <text:p text:style-name="P5">Не в состоянье двигаться, опасно</text:p>
      <text:p text:style-name="P5">Ушибленный конем? Я и на вас</text:p>
      <text:p text:style-name="P5">Навлек несчастье. Друг мой, я смиренно</text:p>
      <text:p text:style-name="P2">Прошу прощенья.</text:p>
      <text:p text:style-name="Text_20_body"><text:span text:style-name="Strong_20_Emphasis"><text:span text:style-name="T2">Панталоне</text:span></text:span></text:p>
      <text:p text:style-name="P4"><text:span text:style-name="T2">Прощения у меня? У вашего слуги? У человека, который </text:span><text:span text:style-name="T7">нянчил</text:span><text:span text:style-name="T2"> вас </text:span><text:span text:style-name="T3">у</text:span><text:span text:style-name="T2"> </text:span><text:span text:style-name="T3">своего венециан</text:span><text:span text:style-name="T2">ского сердца? </text:span><text:span text:style-name="T3">Та вы шо! Я вас умоляю!</text:span><text:span text:style-name="T2"> Правда, я побывал в руках у хирурга, он мне вправил эту руку, </text:span><text:span text:style-name="T3">эту ногу и эту голову. Та шо мне тот хирург! Я ему говорю: «Доктор, я буду жить?» А он мне: «А шо, без этого никак?» Я ему: «Может, всё таки в реанимацию?» А он мне: «Больной не занимайтесь самолечением! Сказано в морг — значит в морг». Но тут я слышу экстренный выпуск новостей: </text:span><text:span text:style-name="T2">«Во дворце раздор между братьями. Король во гневе. Принц оскорбил его на сто ладов. Они бранились. Король угрожал жизни принца. Неминуема трагедия. Весь город волнуется». </text:span><text:span text:style-name="T4">Шо тут поделать! Пришлось встать с носилок,</text:span><text:span text:style-name="T2"> позабыть боль </text:span><text:span text:style-name="T4">и</text:span><text:span text:style-name="T2"> прийти вас повидать, </text:span><text:span text:style-name="T4">чтобы</text:span><text:span text:style-name="T2"> услышать из ваших уст причину всей этой смуты, подать вам искренний, дружеский совет и </text:span><text:span text:style-name="T4">поднять вам настроение хорошим венецианским анекдотом. Вот послушайте, например: «Умирает старый дож…» </text:span><text:span text:style-name="T8">(не в силах продолжать, всхлипывает)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тронутый, в сторону)</text:span></text:span></text:p>
      <text:p text:style-name="P2">Как трогателен бедный старичок!</text:p>
      <text:p text:style-name="Text_20_body"><text:span text:style-name="Emphasis"><text:span text:style-name="T2">(Громко.)</text:span></text:span></text:p>
      <text:p text:style-name="P5">Не плачьте, Панталоне. Все, что вам</text:p>
      <text:p text:style-name="P5">Рассказывали, – правда; только плакать</text:p>
      <text:p text:style-name="P2">Об этом должен я, а не другие.</text:p>
      <text:p text:style-name="Text_20_body"><text:span text:style-name="Strong_20_Emphasis"><text:span text:style-name="T2">Панталоне</text:span></text:span></text:p>
      <text:p text:style-name="Text_20_body"><text:span text:style-name="T5">Друг вы мой разлюбезный</text:span><text:span text:style-name="T2">! О, простите, если я с вами говорю не как подданный, не как слуга. Скажите мне все. Чем вызваны эти ваши неожиданные поступки, эти обиды, эти оскорбления, которые вы нанесли вашему брату, – вашему брату, так безраздельно любимому? Если у вас лежит что-нибудь на душе, если вы чем-нибудь обижены, откройтесь мне. А </text:span><text:span text:style-name="T5">то ведь</text:span><text:span text:style-name="T2"> резать сокола в чужих руках, рубить ноги коню, когда другой на него садится, </text:span><text:soft-page-break/><text:span text:style-name="T2">— </text:span><text:span text:style-name="T6">это прямо живодёрство какое-то!</text:span><text:span text:style-name="T2"> </text:span><text:span text:style-name="T6">У</text:span><text:span text:style-name="T5"> нас в Венеции такого</text:span><text:span text:style-name="T2">, извините меня, </text:span><text:span text:style-name="T5">последний биндюжник не сделает</text:span><text:span text:style-name="T2">. Если за мной есть какие-нибудь заслуги, не таитесь передо мной, удостойте… удостойте меня вашего доверия. Не дайте </text:span><text:span text:style-name="T6">умереть от любопытства!</text:span><text:span text:style-name="T2"> </text:span><text:span text:style-name="Emphasis"><text:span text:style-name="T2">(Плачет.)</text:span></text:span></text:p>
      <text:p text:style-name="Text_20_body"><text:span text:style-name="Strong_20_Emphasis"><text:span text:style-name="T2">Дженнаро</text:span></text:span></text:p>
      <text:p text:style-name="P5">О дорогой мой друг, достойный старец,</text:p>
      <text:p text:style-name="P5">Пример редчайший верного слуги,</text:p>
      <text:p text:style-name="P5">Честь города, который вас родил;</text:p>
      <text:p text:style-name="P5">Вам хочется пресечь мои страданья,</text:p>
      <text:p text:style-name="P5">Но вы их умножаете, стремясь</text:p>
      <text:p text:style-name="P5">Найти первопричину той причины,</text:p>
      <text:p text:style-name="P2">Которая ввергает вас в печаль.</text:p>
      <text:p text:style-name="Text_20_body"><text:span text:style-name="Emphasis"><text:span text:style-name="T2">(В сторону.)</text:span></text:span></text:p>
      <text:p text:style-name="P5">Я слишком много высказал. О боже!</text:p>
      <text:p text:style-name="P2">Застыла кровь!</text:p>
      <text:p text:style-name="Text_20_body"><text:span text:style-name="Strong_20_Emphasis"><text:span text:style-name="T2">Панталоне</text:span></text:span></text:p>
      <text:p text:style-name="P2"><text:span text:style-name="T11">Та шо вы мне тут гоните! Причины, первопричины… <text:s/></text:span>Перестаньте <text:span text:style-name="T11">уже</text:span> вещать, <text:span text:style-name="T11">как акадэмик</text:span>. <text:span text:style-name="T16">Угомоните свои таланты!</text:span> Дайте-<text:span text:style-name="T11">ка</text:span> мне руку. Пойдем вместе во храм и там, посреди всего народа, собравшегося на свадьбу, покажите себя веселым, обнимите брата родного вашего, облобызайте <text:span text:style-name="T11">его по самое не могу, и нехай все сплетники та завистники поперхнутся своими злыми языками!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зволнованно)</text:span></text:span></text:p>
      <text:p text:style-name="P6">             <text:span text:style-name="T1">Так, значит, брат во храме,</text:span></text:p>
      <text:p text:style-name="P2">И свадебный обряд уж начался?</text:p>
      <text:p text:style-name="Text_20_body"><text:span text:style-name="Strong_20_Emphasis"><text:span text:style-name="T2">Панталоне</text:span></text:span></text:p>
      <text:p text:style-name="Text_20_body"><text:span text:style-name="Emphasis"><text:span text:style-name="T2">(удивленно)</text:span></text:span></text:p>
      <text:p text:style-name="P2">Батюшки мои!.. Вот так так!.. Что я слышу? Или эта свадьба вам не по душе? Вы, может быть, неравнодушны к этой… А, ведь и правда, почему бы и нет? <text:span text:style-name="T9">(напевает) </text:span><text:span text:style-name="T12">«Дженнаро, кажется, влюбился, — шептались грузчики в порту…»</text:span> <text:span text:style-name="T12">С кем не бывает. Как говорят у нас в Венеции, любовь нечаянно нагрянет, когда её совсем не ждёшь… Шо ж вы мне это раньше не сказали</text:span>, когда мы были на галере? Я <text:span text:style-name="T13">вертал бы ту галеру взад</text:span>, и мы поплыли бы… <text:span text:style-name="T17">прямо в город-герой</text:span> <text:span text:style-name="T13">Венецию</text:span>. <text:span text:style-name="T10">(напевает)</text:span><text:span text:style-name="T13"> «Ах, Венеция, жемчужина у моря…»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сторону)</text:span></text:span></text:p>
      <text:p text:style-name="P5">Мне страшно слово молвить… Панталоне,</text:p>
      <text:p text:style-name="P5">Я знаю, что в моей тяжелой доле</text:p>
      <text:p text:style-name="P5">Мне все враждебны, и из всех людей</text:p>
      <text:p text:style-name="P5">Лишь вы один меня не разлюбили.</text:p>
      <text:p text:style-name="P5">Я вам клянусь, и я клянусь богам,</text:p>
      <text:p text:style-name="P5"><text:soft-page-break/>Что мне мой брат дороже самой жизни,</text:p>
      <text:p text:style-name="P5">Что я в Армилле чту мою невестку,</text:p>
      <text:p text:style-name="P5">Что я не мог не сделать то, что сделал.</text:p>
      <text:p text:style-name="P5">Вот все, что я скажу вам. Честь мою,</text:p>
      <text:p text:style-name="P5">И славу, и невинность я вверяю</text:p>
      <text:p text:style-name="P2">Вам одному – и покидаю вас.</text:p>
      <text:p text:style-name="Text_20_body"><text:span text:style-name="Emphasis"><text:span text:style-name="T2">(Уходит.)</text:span></text:span></text:p>
      <text:p text:style-name="Text_20_body"><text:span text:style-name="Strong_20_Emphasis"><text:span text:style-name="T2">Панталоне</text:span></text:span></text:p>
      <text:p text:style-name="Text_20_body"><text:span text:style-name="Emphasis"><text:span text:style-name="T2">(пожимая плечами)</text:span></text:span></text:p>
      <text:p text:style-name="P3">Шо це таке?! <text:span text:style-name="T14">Чёрт-те шо и сбоку бантик…</text:span></text:p>
      <text:p text:style-name="P5">«Я вам клянусь, и я клянусь богам,</text:p>
      <text:p text:style-name="P5"><text:span text:style-name="T14">Ш</text:span>о мне мой брат дороже самой жизни.</text:p>
      <text:p text:style-name="P5"><text:span text:style-name="T14">Ш</text:span>о я в Армилле чту мою невестку,</text:p>
      <text:p text:style-name="P2"><text:span text:style-name="T14">Ш</text:span>о я не мог не сделать то, <text:span text:style-name="T15">ш</text:span>о сделал»!</text:p>
      <text:p text:style-name="P2"><text:span text:style-name="T14">Догадайся, мол, сама…</text:span> <text:span text:style-name="T14">Н</text:span>ичего не понимаю. <text:span text:style-name="T14">Н</text:span>о <text:span text:style-name="T14">зуб даю, шо он не брешет</text:span>. Я знаю этого <text:span text:style-name="T14">хлоп</text:span>чика. Я его вырастил. Он с младенчества всегда был сама искренность. Он никогда не <text:span text:style-name="T14">врал</text:span>. Если ему случалось разбить чашку, или стащить яблоко, или намочить на пол, он никогда не был способен оправдаться выдумкой, как его учила покойная моя жена, – что это, мол, кошка, служанка, песик, <text:span text:style-name="T14">фрейлина или министр</text:span>. Боже сохрани! Он сразу говорил: «<text:span text:style-name="T15">Таки да</text:span>, это я, прошу <text:span text:style-name="T15">пардону</text:span>, больше не буду!» <text:span text:style-name="T15">Как же мне быть</text:span>, как мне защитить невинность, доказать которую я не могу, но которая несомненна! Бедняга! Себя он вверил мне, мне одному. Всеми он покинут, <text:span text:style-name="T15">кровиночка моя</text:span>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6:07:33.798859443</meta:creation-date>
    <dc:date>2020-06-06T13:45:00.525908219</dc:date>
    <meta:editing-duration>PT5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66" meta:word-count="777" meta:character-count="4690" meta:non-whitespace-character-count="3958"/>
  </office:meta>
</office:document-meta>
</file>